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Neue" officeooo:rsid="0018715d" officeooo:paragraph-rsid="0018715d"/>
    </style:style>
    <style:style style:name="P2" style:family="paragraph" style:parent-style-name="Standard">
      <style:text-properties style:font-name="Helvetica Neue" officeooo:rsid="0018715d" officeooo:paragraph-rsid="0018b8e2"/>
    </style:style>
    <style:style style:name="P3" style:family="paragraph" style:parent-style-name="Standard">
      <style:text-properties style:font-name="Helvetica Neue" officeooo:rsid="0018715d" officeooo:paragraph-rsid="0019f189"/>
    </style:style>
    <style:style style:name="P4" style:family="paragraph" style:parent-style-name="Standard">
      <style:paragraph-properties fo:text-align="center" style:justify-single-word="false"/>
      <style:text-properties style:font-name="Helvetica Neue" fo:font-weight="bold" officeooo:rsid="0018715d" officeooo:paragraph-rsid="0018715d" style:font-weight-asian="bold" style:font-weight-complex="bold"/>
    </style:style>
    <style:style style:name="P5" style:family="paragraph" style:parent-style-name="Standard">
      <style:text-properties style:font-name="Helvetica Neue" fo:font-weight="bold" officeooo:rsid="0018715d" officeooo:paragraph-rsid="0018715d" style:font-weight-asian="bold" style:font-weight-complex="bold"/>
    </style:style>
    <style:style style:name="P6" style:family="paragraph" style:parent-style-name="Standard">
      <style:text-properties style:font-name="Helvetica Neue" officeooo:rsid="0019f189" officeooo:paragraph-rsid="0019f189"/>
    </style:style>
    <style:style style:name="P7" style:family="paragraph" style:parent-style-name="Standard">
      <style:text-properties style:font-name="Helvetica Neue" officeooo:rsid="0019f189" officeooo:paragraph-rsid="0019f189"/>
    </style:style>
    <style:style style:name="P8" style:family="paragraph" style:parent-style-name="Standard">
      <style:text-properties style:font-name="Helvetica Neue" officeooo:rsid="0018715d" officeooo:paragraph-rsid="0018715d"/>
    </style:style>
    <style:style style:name="P9" style:family="paragraph" style:parent-style-name="Standard">
      <style:text-properties style:font-name="Helvetica Neue" fo:font-weight="bold" officeooo:rsid="0018715d" officeooo:paragraph-rsid="0018715d" style:font-weight-asian="bold" style:font-weight-complex="bold"/>
    </style:style>
    <style:style style:name="T1" style:family="text">
      <style:text-properties fo:font-weight="bold" style:font-weight-asian="bold" style:font-weight-complex="bold"/>
    </style:style>
    <style:style style:name="T2" style:family="text">
      <style:text-properties officeooo:rsid="0018b8e2"/>
    </style:style>
    <style:style style:name="T3" style:family="text">
      <style:text-properties officeooo:rsid="001d17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llabus &amp; Course Policies </text:p>
      <text:p text:style-name="P4">Web-Based Media: Introductory Web Development I</text:p>
      <text:p text:style-name="P1"/>
      <text:p text:style-name="P1">Bauhaus-Universität Weimar</text:p>
      <text:p text:style-name="P2">Media Art &amp; Design </text:p>
      <text:p text:style-name="P2">Fall 2017</text:p>
      <text:p text:style-name="P1"/>
      <text:p text:style-name="P1">Thursday 9:15am-12:30pm</text:p>
      <text:p text:style-name="P1">Marienstraße 7b, Room 101</text:p>
      <text:p text:style-name="P1">Credits: 6 ECTS</text:p>
      <text:p text:style-name="P1">Course Language: English</text:p>
      <text:p text:style-name="P1"/>
      <text:p text:style-name="P1">Instructor: Brian Larson Clark Office hours: Thursday 1:30-2:30pm (and by appointment), Marienstraße 5, <text:span text:style-name="T2">Room 108</text:span></text:p>
      <text:p text:style-name="P1">Tentative Email: brianlarsonclark@gmail.com</text:p>
      <text:p text:style-name="P3">Course Website:</text:p>
      <text:p text:style-name="P6">https://www.uni-weimar.de/kunst-und-gestaltung/wiki/IFD:Web-basedMediaI</text:p>
      <text:p text:style-name="P1"/>
      <text:p text:style-name="P5"><text:span text:style-name="T3">Module</text:span> Description</text:p>
      <text:p text:style-name="P1">Web-Based Media: Introductory Web Development I is a graduate-level investigation into the design and production of web-based media. Topics will include: web development (HTML5, CSS3, JavaScript), interaction design, and responsive design using web development frameworks (jQuery, Bootstrap). This is a student-driven course and topics will be determined by the interests/needs of the class. For students with basic, or no coding experience.</text:p>
      <text:p text:style-name="P1"/>
      <text:p text:style-name="P5">Course Objectives</text:p>
      <text:p text:style-name="P1">At the end of the course the students should be able to:</text:p>
      <text:p text:style-name="P1">1. understand and apply the principles of: </text:p>
      <text:p text:style-name="P1"><text:tab/>- visual communication</text:p>
      <text:p text:style-name="P1"><text:tab/>- interaction design</text:p>
      <text:p text:style-name="P1">2. handcode HTML5 and CSS3 3. create and update a well-designed website which appear<text:span text:style-name="T3">s</text:span> correctly in both desktop and mobile browsers.</text:p>
      <text:p text:style-name="P1">4. understand basic programming in JavaScript 5. work with web development frameworks including Bootstrap and JQuery </text:p>
      <text:p text:style-name="P1"/>
      <text:p text:style-name="P5">Required Texts</text:p>
      <text:p text:style-name="P1">All required texts will be distributed to the class via links and pdfs. </text:p>
      <text:p text:style-name="P1"/>
      <text:p text:style-name="P5">Software Used</text:p>
      <text:p text:style-name="P1">Sublime Text, Filezilla</text:p>
      <text:p text:style-name="P1"/>
      <text:p text:style-name="P5">Required Materials</text:p>
      <text:p text:style-name="P1">A laptop (OS doesn’t matter)</text:p>
      <text:p text:style-name="P1"/>
      <text:p text:style-name="P5">Disclaimer</text:p>
      <text:p text:style-name="P1"><text:soft-page-break/>This syllabus is subject to revision by the instructor. </text:p>
      <text:p text:style-name="P5">Office Hours </text:p>
      <text:p text:style-name="P1">Thursday 1:30-2:30pm (and by appointment), 108 Marienstraße 5. You are welcome to drop by during those hours or make an appointment to introduce yourself or discuss your work. If my regular office hours will not fit your schedule (If you have a class or work obligation during that time) talk to me or email me and we will work out an alternate time.</text:p>
      <text:p text:style-name="P1"/>
      <text:p text:style-name="P1"><text:span text:style-name="T1">E-Mail</text:span> Be sure to check your email account regularly. PDFs, course materials, and course updates may be distributed via email. When sending me an email please always include the course name within the subject line.</text:p>
      <text:p text:style-name="P1"/>
      <text:p text:style-name="P5">Course Website</text:p>
      <text:p text:style-name="P6">https://www.uni-weimar.de/kunst-und-gestaltung/wiki/IFD:Web-basedMediaI</text:p>
      <text:p text:style-name="P1"/>
      <text:p text:style-name="P1"><text:span text:style-name="T1">Course Work</text:span> </text:p>
      <text:p text:style-name="P1">Unless otherwise specified, assignments and projects must be complete at the beginning of class the day they are due. Late work will be penalized unless you have a reasonable excuse and make arrangements in advance. If you are having trouble turning in work due to circumstances beyond your control, please let me know.</text:p>
      <text:p text:style-name="P1"/>
      <text:p text:style-name="P5">Evaluation</text:p>
      <text:p text:style-name="P1">Grades will be calculated as follows: 30% classroom attendance/participation/performance</text:p>
      <text:p text:style-name="P1">30% assignments (3 small projects) </text:p>
      <text:p text:style-name="P1">40% final project</text:p>
      <text:p text:style-name="P1"/>
      <text:p text:style-name="P1"><text:span text:style-name="T1">Attendance</text:span> A. Regular attendance is required for the development of proficiency skills. B. Attendance means attentiveness, cooperation, and active participation in class. </text:p>
      <text:p text:style-name="P1">C. Students are responsible for the material covered and the work assigned on the days they were absent </text:p>
      <text:p text:style-name="P1">D. Tardiness: arriving after class has started may count as an absence or partial absence </text:p>
      <text:p text:style-name="P1"/>
      <text:p text:style-name="P1"><text:span text:style-name="T1">Class Work</text:span> </text:p>
      <text:p text:style-name="P1">A. Students are expected to do their own work on all assignments and course work. </text:p>
      <text:p text:style-name="P1">B. Academic dishonesty will result in a failing grade. Examples of academic dishonesty are: copying the work from the internet or a book, having someone else do the work for you, or cheating during an exam or quiz. </text:p>
      <text:p text:style-name="P1">C. It is the student's responsibility to bring any questions on the assignments to the attention of the instructor. </text:p>
      <text:p text:style-name="P1">D. Assignments will be turned in to the instructor on the designated date.</text:p>
      <text:p text:style-name="P1">E. If you need to depart early, do so quietly after having cleared it with your instructor at the beginning of the class. </text:p>
      <text:p text:style-name="P1"/>
      <text:p text:style-name="P1"/>
      <text:p text:style-name="P1"/>
      <text:p text:style-name="P1"><text:soft-page-break/></text:p>
      <text:p text:style-name="P1"><text:span text:style-name="T1">Course Schedule &amp; Assignments</text:span> </text:p>
      <text:p text:style-name="P1">This is a tentative schedule. Expect it to change. Due dates and expectations will be announced in class.</text:p>
      <text:p text:style-name="P1"/>
      <text:p text:style-name="P5">WEEK 1 (10/12)</text:p>
      <text:p text:style-name="P1">Topic: Course Introduction</text:p>
      <text:p text:style-name="P1">Introduction: HTML, CSS</text:p>
      <text:p text:style-name="P1"/>
      <text:p text:style-name="P1"><text:span text:style-name="T1">WEEK 2 (10/19)</text:span> </text:p>
      <text:p text:style-name="P1">Topic: Hand-coding HTML, CSS </text:p>
      <text:p text:style-name="P1">Topic: Web Development/Design Standards</text:p>
      <text:p text:style-name="P1"/>
      <text:p text:style-name="P5">WEEK 3 (10/26)</text:p>
      <text:p text:style-name="P1">Topic: Working with FTP Clients (Filezilla) </text:p>
      <text:p text:style-name="P1">Topic: Uploading and Testing Websites </text:p>
      <text:p text:style-name="P1">Topic: Validation Tools </text:p>
      <text:p text:style-name="P1"/>
      <text:p text:style-name="P1"><text:span text:style-name="T1">WEEK 4 (11/2)</text:span> </text:p>
      <text:p text:style-name="P1">First Project due</text:p>
      <text:p text:style-name="P1">Topic: Introduction to Bootstrap</text:p>
      <text:p text:style-name="P1"/>
      <text:p text:style-name="P1"><text:span text:style-name="T1">WEEK 5 (11/9)</text:span> </text:p>
      <text:p text:style-name="P1">Topic: Bootstrap (continued) </text:p>
      <text:p text:style-name="P1"/>
      <text:p text:style-name="P5">WEEK 6 (11/16)</text:p>
      <text:p text:style-name="P1">Topic: Principles of Interaction Design</text:p>
      <text:p text:style-name="P1"/>
      <text:p text:style-name="P1"><text:span text:style-name="T1">WEEK 7 (11/23)</text:span> </text:p>
      <text:p text:style-name="P1">Second Project due</text:p>
      <text:p text:style-name="P1">Topic: Introduction to JavaScript</text:p>
      <text:p text:style-name="P1">Topic: Client-Side Programming</text:p>
      <text:p text:style-name="P1"/>
      <text:p text:style-name="P5">WEEK 8 (11/30)</text:p>
      <text:p text:style-name="P1">Topic: JavaScript</text:p>
      <text:p text:style-name="P1">Topic: Web Development Frameworks</text:p>
      <text:p text:style-name="P1"/>
      <text:p text:style-name="P5">WEEK 9 (12/7) </text:p>
      <text:p text:style-name="P1">Topic: Working with jQuery</text:p>
      <text:p text:style-name="P1"/>
      <text:p text:style-name="P5">WEEK 10 (12/14)</text:p>
      <text:p text:style-name="P1"> Topic: Working with jQuery</text:p>
      <text:p text:style-name="P1"><text:s text:c="2"/></text:p>
      <text:p text:style-name="P5">WEEK 11 (12/21) </text:p>
      <text:p text:style-name="P1">Third Project due</text:p>
      <text:p text:style-name="P1">Final Project Proposal</text:p>
      <text:p text:style-name="P1"/>
      <text:p text:style-name="P1"><text:soft-page-break/></text:p>
      <text:p text:style-name="P1"><text:span text:style-name="T1">WEEK 12 (1/11)</text:span> </text:p>
      <text:p text:style-name="P1">Topic: TBA</text:p>
      <text:p text:style-name="P1">Work on Final Project </text:p>
      <text:p text:style-name="P1"/>
      <text:p text:style-name="P5">WEEK 13 (1/18)</text:p>
      <text:p text:style-name="P1">Topic: TBA</text:p>
      <text:p text:style-name="P1">Work on Final Project </text:p>
      <text:p text:style-name="P1"/>
      <text:p text:style-name="P5">WEEK 14 (1/25)</text:p>
      <text:p text:style-name="P1">Topic: TBA</text:p>
      <text:p text:style-name="P1">Work on Final Project </text:p>
      <text:p text:style-name="P1"/>
      <text:p text:style-name="P5">WEEK 15 (2/1)</text:p>
      <text:p text:style-name="P1">Student presentations </text:p>
      <text:p text:style-name="P1">FINAL PROJECTS D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9:32:50.360984000</meta:creation-date>
    <dc:date>2017-10-12T14:29:03.744581000</dc:date>
    <meta:editing-duration>PT20M22S</meta:editing-duration>
    <meta:editing-cycles>4</meta:editing-cycles>
    <meta:generator>LibreOffice/5.2.4.2$MacOSX_X86_64 LibreOffice_project/3d5603e1122f0f102b62521720ab13a38a4e0eb0</meta:generator>
    <meta:print-date>2017-10-12T09:04:34.283909000</meta:print-date>
    <meta:document-statistic meta:table-count="0" meta:image-count="0" meta:object-count="0" meta:page-count="4" meta:paragraph-count="96" meta:word-count="719" meta:character-count="4738" meta:non-whitespace-character-count="4074"/>
  </office:meta>
</office:document-meta>
</file>